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numpy as np # linear algebra</text:p>
      <text:p text:style-name="Standard">import pandas as pd # data processing, CSV file I/O (e.g. pd.read_csv)</text:p>
      <text:p text:style-name="Standard">import missingno</text:p>
      <text:p text:style-name="Standard">import seaborn as sns</text:p>
      <text:p text:style-name="Standard">import matplotlib.pyplot as plt</text:p>
      <text:p text:style-name="Standard">from scipy.stats import skew, norm, probplot</text:p>
      <text:p text:style-name="Standard">from sklearn.preprocessing import PowerTransformer, RobustScaler, StandardScaler</text:p>
      <text:p text:style-name="Standard">from sklearn.model_selection import train_test_split, cross_val_score, KFold, TimeSeriesSplit</text:p>
      <text:p text:style-name="Standard">from sklearn.linear_model import Ridge, Lasso, LassoCV, LinearRegression</text:p>
      <text:p text:style-name="Standard">from sklearn.ensemble import GradientBoostingRegressor, StackingRegressor, ExtraTreesRegressor, VotingRegressor</text:p>
      <text:p text:style-name="Standard">from sklearn.feature_selection import mutual_info_regression, SelectKBest</text:p>
      <text:p text:style-name="Standard">from sklearn.pipeline import make_pipeline</text:p>
      <text:p text:style-name="Standard">from sklearn.metrics import mean_squared_error</text:p>
      <text:p text:style-name="Standard">from sklearn.feature_selection import SelectKBest, mutual_info_regression</text:p>
      <text:p text:style-name="Standard"/>
      <text:p text:style-name="Standard">import optuna</text:p>
      <text:p text:style-name="Standard">import xgboost as xgb</text:p>
      <text:p text:style-name="Standard">import lightgbm as lgb</text:p>
      <text:p text:style-name="Standard">import catboost</text:p>
      <text:p text:style-name="Standard">from lazypredict.Supervised import LazyRegressor</text:p>
      <text:p text:style-name="Standard"/>
      <text:p text:style-name="Standard">pd.set_option('display.max_columns', None)</text:p>
      <text:p text:style-name="Standard">plt.style.use('ggplot')</text:p>
      <text:p text:style-name="Standard"/>
      <text:p text:style-name="Standard">## Data Loading with Proper Separation</text:p>
      <text:p text:style-name="Standard">train = pd.read_csv('/kaggle/input/home-data-for-ml-course/train.csv')</text:p>
      <text:p text:style-name="Standard">test = pd.read_csv('/kaggle/input/home-data-for-ml-course/test.csv')</text:p>
      <text:p text:style-name="Standard"/>
      <text:p text:style-name="Standard"># Save IDs for submission</text:p>
      <text:p text:style-name="Standard">test_id = test['Id']</text:p>
      <text:p text:style-name="Standard"/>
      <text:p text:style-name="Standard"># Create target and features</text:p>
      <text:p text:style-name="Standard">y_train = train['SalePrice']</text:p>
      <text:p text:style-name="Standard">X_train = train.drop('SalePrice', axis=1)</text:p>
      <text:p text:style-name="Standard">X_test = test.copy()</text:p>
      <text:p text:style-name="Standard"/>
      <text:p text:style-name="Standard">def eda_report(df):</text:p>
      <text:p text:style-name="Standard"><text:s text:c="4"/># Missing values</text:p>
      <text:p text:style-name="Standard"><text:s text:c="4"/>missing = df.isnull().sum()</text:p>
      <text:p text:style-name="Standard"><text:s text:c="4"/>missing = missing[missing &gt; 0].sort_values(ascending=False)</text:p>
      <text:p text:style-name="Standard"><text:s text:c="4"/>missing_pct = (missing / len(df)) * 100</text:p>
      <text:p text:style-name="Standard"><text:s text:c="4"/></text:p>
      <text:p text:style-name="Standard"><text:s text:c="4"/># Numeric features analysis</text:p>
      <text:p text:style-name="Standard"><text:s text:c="4"/>numeric = df.select_dtypes(include=[np.number])</text:p>
      <text:p text:style-name="Standard"><text:s text:c="4"/>skewness = numeric.apply(lambda x: skew(x.dropna())).sort_values(ascending=False)</text:p>
      <text:p text:style-name="Standard"><text:s text:c="4"/>kurtosis = numeric.kurtosis().sort_values(ascending=False)</text:p>
      <text:p text:style-name="Standard"><text:s text:c="4"/></text:p>
      <text:p text:style-name="Standard"><text:s text:c="4"/># Categorical features analysis</text:p>
      <text:p text:style-name="Standard"><text:s text:c="4"/>categorical = df.select_dtypes(include=['object'])</text:p>
      <text:p text:style-name="Standard"><text:s text:c="4"/>cat_summary = {}</text:p>
      <text:p text:style-name="Standard"><text:s text:c="4"/>for col in categorical:</text:p>
      <text:p text:style-name="Standard"><text:soft-page-break/><text:s text:c="8"/>cat_summary[col] = df[col].value_counts().shape[0]</text:p>
      <text:p text:style-name="Standard"><text:s text:c="4"/></text:p>
      <text:p text:style-name="Standard"><text:s text:c="4"/>return {</text:p>
      <text:p text:style-name="Standard"><text:s text:c="8"/>'missing_values': missing,</text:p>
      <text:p text:style-name="Standard"><text:s text:c="8"/>'missing_percentage': missing_pct,</text:p>
      <text:p text:style-name="Standard"><text:s text:c="8"/>'skewness': skewness,</text:p>
      <text:p text:style-name="Standard"><text:s text:c="8"/>'kurtosis': kurtosis,</text:p>
      <text:p text:style-name="Standard"><text:s text:c="8"/>'categorical_cardinality': cat_summary</text:p>
      <text:p text:style-name="Standard"><text:s text:c="4"/>}</text:p>
      <text:p text:style-name="Standard"/>
      <text:p text:style-name="Standard">train_report = eda_report(X_train)</text:p>
      <text:p text:style-name="Standard">test_report = eda_report(X_test)</text:p>
      <text:p text:style-name="Standard"/>
      <text:p text:style-name="Standard">print(train_report)</text:p>
      <text:p text:style-name="Standard"/>
      <text:p text:style-name="Standard">print(test_report)</text:p>
      <text:p text:style-name="Standard"/>
      <text:p text:style-name="Standard">def create_features(df):</text:p>
      <text:p text:style-name="Standard"><text:s text:c="4"/>df = df.copy()</text:p>
      <text:p text:style-name="Standard"><text:s text:c="4"/></text:p>
      <text:p text:style-name="Standard"><text:s text:c="4"/># Age features</text:p>
      <text:p text:style-name="Standard"><text:s text:c="4"/>df['HouseAge'] = df['YrSold'] - df['YearBuilt']</text:p>
      <text:p text:style-name="Standard"><text:s text:c="4"/>df['RemodAge'] = df['YrSold'] - df['YearRemodAdd']</text:p>
      <text:p text:style-name="Standard"><text:s text:c="4"/>df['GarageAge'] = df['YrSold'] - df['GarageYrBlt']</text:p>
      <text:p text:style-name="Standard"><text:s text:c="4"/></text:p>
      <text:p text:style-name="Standard"><text:s text:c="4"/># Total area features</text:p>
      <text:p text:style-name="Standard"><text:s text:c="4"/>df['TotalSF'] = df['TotalBsmtSF'] + df['1stFlrSF'] + df['2ndFlrSF']</text:p>
      <text:p text:style-name="Standard"><text:s text:c="4"/>df['TotalPorchSF'] = df['OpenPorchSF'] + df['EnclosedPorch'] + df['3SsnPorch'] + df['ScreenPorch']</text:p>
      <text:p text:style-name="Standard"><text:s text:c="4"/></text:p>
      <text:p text:style-name="Standard"><text:s text:c="4"/># Bathroom features</text:p>
      <text:p text:style-name="Standard"><text:s text:c="4"/>df['TotalBath'] = df['FullBath'] + 0.5*df['HalfBath'] + df['BsmtFullBath'] + 0.5*df['BsmtHalfBath']</text:p>
      <text:p text:style-name="Standard"><text:s text:c="4"/></text:p>
      <text:p text:style-name="Standard"><text:s text:c="4"/># Quality interactions</text:p>
      <text:p text:style-name="Standard"><text:s text:c="4"/>df['OverallQual_TotalSF'] = df['OverallQual'] * df['TotalSF']</text:p>
      <text:p text:style-name="Standard"><text:s text:c="4"/>df['OverallQual_GrLivArea'] = df['OverallQual'] * df['GrLivArea']</text:p>
      <text:p text:style-name="Standard"><text:s text:c="4"/></text:p>
      <text:p text:style-name="Standard"><text:s text:c="4"/># Seasonality</text:p>
      <text:p text:style-name="Standard"><text:s text:c="4"/>df['SoldInSummer'] = df['MoSold'].isin([6,7,8]).astype(int)</text:p>
      <text:p text:style-name="Standard"><text:s text:c="4"/></text:p>
      <text:p text:style-name="Standard"><text:s text:c="4"/># Simplify rare categories</text:p>
      <text:p text:style-name="Standard"><text:s text:c="4"/>df['MSZoning'] = df['MSZoning'].replace({'C (all)': 'C', 'FV': 'RM', 'RH': 'RM'})</text:p>
      <text:p text:style-name="Standard"><text:s text:c="4"/>df['Exterior1st'] = df['Exterior1st'].replace({'Brk Cmn': 'BrkFace', 'Stone': 'Other', 'ImStucc': 'Other'})</text:p>
      <text:p text:style-name="Standard"><text:s text:c="4"/></text:p>
      <text:p text:style-name="Standard"><text:s text:c="4"/>return df</text:p>
      <text:p text:style-name="Standard"/>
      <text:p text:style-name="Standard">X_train = create_features(X_train)</text:p>
      <text:p text:style-name="Standard">X_test = create_features(X_test)</text:p>
      <text:p text:style-name="Standard"/>
      <text:p text:style-name="Standard">X_train.shape</text:p>
      <text:p text:style-name="Standard"><text:soft-page-break/></text:p>
      <text:p text:style-name="Standard">## Handle Missing Values</text:p>
      <text:p text:style-name="Standard">def handle_missing(df, train_df=None, is_train=True):</text:p>
      <text:p text:style-name="Standard"><text:s text:c="4"/>df = df.copy()</text:p>
      <text:p text:style-name="Standard"><text:s text:c="4"/></text:p>
      <text:p text:style-name="Standard"><text:s text:c="4"/># Columns to drop (high missing or low variance)</text:p>
      <text:p text:style-name="Standard"><text:s text:c="4"/>drop_cols = ['PoolQC', 'MiscFeature', 'Alley', 'Fence', 'FireplaceQu', </text:p>
      <text:p text:style-name="Standard"><text:s text:c="17"/>'Utilities', 'Street', 'LandSlope', 'Condition2', 'RoofMatl']</text:p>
      <text:p text:style-name="Standard"><text:s text:c="4"/>df = df.drop(drop_cols, axis=1, errors='ignore')</text:p>
      <text:p text:style-name="Standard"><text:s text:c="4"/></text:p>
      <text:p text:style-name="Standard"><text:s text:c="4"/># Numeric columns - fill with median from training data</text:p>
      <text:p text:style-name="Standard"><text:s text:c="4"/>numeric_cols = df.select_dtypes(include=[np.number]).columns</text:p>
      <text:p text:style-name="Standard"><text:s text:c="4"/>if is_train:</text:p>
      <text:p text:style-name="Standard"><text:s text:c="8"/>numeric_medians = df[numeric_cols].median()</text:p>
      <text:p text:style-name="Standard"><text:s text:c="4"/>else:</text:p>
      <text:p text:style-name="Standard"><text:s text:c="8"/>numeric_medians = train_df[numeric_cols].median()</text:p>
      <text:p text:style-name="Standard"><text:s text:c="4"/></text:p>
      <text:p text:style-name="Standard"><text:s text:c="4"/>for col in numeric_cols:</text:p>
      <text:p text:style-name="Standard"><text:s text:c="8"/>df[col] = df[col].fillna(numeric_medians[col])</text:p>
      <text:p text:style-name="Standard"><text:s text:c="4"/></text:p>
      <text:p text:style-name="Standard"><text:s text:c="4"/># Categorical columns - fill with mode from training data</text:p>
      <text:p text:style-name="Standard"><text:s text:c="4"/>categorical_cols = df.select_dtypes(include=['object']).columns</text:p>
      <text:p text:style-name="Standard"><text:s text:c="4"/>if is_train:</text:p>
      <text:p text:style-name="Standard"><text:s text:c="8"/>categorical_modes = df[categorical_cols].mode().iloc[0]</text:p>
      <text:p text:style-name="Standard"><text:s text:c="4"/>else:</text:p>
      <text:p text:style-name="Standard"><text:s text:c="8"/>categorical_modes = train_df[categorical_cols].mode().iloc[0]</text:p>
      <text:p text:style-name="Standard"><text:s text:c="4"/></text:p>
      <text:p text:style-name="Standard"><text:s text:c="4"/>for col in categorical_cols:</text:p>
      <text:p text:style-name="Standard"><text:s text:c="8"/>df[col] = df[col].fillna(categorical_modes[col])</text:p>
      <text:p text:style-name="Standard"><text:s text:c="4"/></text:p>
      <text:p text:style-name="Standard"><text:s text:c="4"/>return df</text:p>
      <text:p text:style-name="Standard"/>
      <text:p text:style-name="Standard">X_train = handle_missing(X_train, is_train=True)</text:p>
      <text:p text:style-name="Standard">X_test = handle_missing(X_test, train_df=X_train, is_train=False)</text:p>
      <text:p text:style-name="Standard"/>
      <text:p text:style-name="Standard"># Log transform the target</text:p>
      <text:p text:style-name="Standard">y_train = np.log1p(y_train)</text:p>
      <text:p text:style-name="Standard"/>
      <text:p text:style-name="Standard"># Identify skewed features</text:p>
      <text:p text:style-name="Standard">numeric_features = X_train.select_dtypes(include=[np.number]).columns</text:p>
      <text:p text:style-name="Standard">skewness = X_train[numeric_features].apply(lambda x: skew(x.dropna()))</text:p>
      <text:p text:style-name="Standard">high_skew = skewness[abs(skewness) &gt; 0.5].index</text:p>
      <text:p text:style-name="Standard"/>
      <text:p text:style-name="Standard"># Apply Yeo-Johnson transformation to skewed features</text:p>
      <text:p text:style-name="Standard">pt = PowerTransformer(method='yeo-johnson')</text:p>
      <text:p text:style-name="Standard">X_train[high_skew] = pt.fit_transform(X_train[high_skew])</text:p>
      <text:p text:style-name="Standard">X_test[high_skew] = pt.transform(X_test[high_skew])</text:p>
      <text:p text:style-name="Standard"/>
      <text:p text:style-name="Standard"># Cap outliers using robust statistics</text:p>
      <text:p text:style-name="Standard">def cap_outliers(df, cols):</text:p>
      <text:p text:style-name="Standard"><text:s text:c="4"/>df = df.copy()</text:p>
      <text:p text:style-name="Standard"><text:s text:c="4"/>for col in cols:</text:p>
      <text:p text:style-name="Standard"><text:soft-page-break/><text:s text:c="8"/>q1 = df[col].quantile(0.05)</text:p>
      <text:p text:style-name="Standard"><text:s text:c="8"/>q3 = df[col].quantile(0.95)</text:p>
      <text:p text:style-name="Standard"><text:s text:c="8"/>iqr = q3 - q1</text:p>
      <text:p text:style-name="Standard"><text:s text:c="8"/>lower = q1 - 3 * iqr</text:p>
      <text:p text:style-name="Standard"><text:s text:c="8"/>upper = q3 + 3 * iqr</text:p>
      <text:p text:style-name="Standard"><text:s text:c="8"/>df[col] = np.clip(df[col], lower, upper)</text:p>
      <text:p text:style-name="Standard"><text:s text:c="4"/>return df</text:p>
      <text:p text:style-name="Standard"/>
      <text:p text:style-name="Standard">X_train = cap_outliers(X_train, numeric_features)</text:p>
      <text:p text:style-name="Standard">X_test = cap_outliers(X_test, numeric_features)</text:p>
      <text:p text:style-name="Standard"/>
      <text:p text:style-name="Standard"># Select top features using mutual information</text:p>
      <text:p text:style-name="Standard">def select_features(X, y, k=50):</text:p>
      <text:p text:style-name="Standard"><text:s text:c="4"/># First encode categoricals</text:p>
      <text:p text:style-name="Standard"><text:s text:c="4"/>X_encoded = pd.get_dummies(X, drop_first=True)</text:p>
      <text:p text:style-name="Standard"><text:s text:c="4"/></text:p>
      <text:p text:style-name="Standard"><text:s text:c="4"/># Calculate mutual information</text:p>
      <text:p text:style-name="Standard"><text:s text:c="4"/>mi = mutual_info_regression(X_encoded, y, random_state=42)</text:p>
      <text:p text:style-name="Standard"><text:s text:c="4"/>mi = pd.Series(mi, index=X_encoded.columns)</text:p>
      <text:p text:style-name="Standard"><text:s text:c="4"/>mi = mi.sort_values(ascending=False)</text:p>
      <text:p text:style-name="Standard"><text:s text:c="4"/></text:p>
      <text:p text:style-name="Standard"><text:s text:c="4"/># Select top k features</text:p>
      <text:p text:style-name="Standard"><text:s text:c="4"/>selected = mi.head(k).index</text:p>
      <text:p text:style-name="Standard"><text:s text:c="4"/></text:p>
      <text:p text:style-name="Standard"><text:s text:c="4"/># Return both encoded data and selected features</text:p>
      <text:p text:style-name="Standard"><text:s text:c="4"/>return X_encoded, selected</text:p>
      <text:p text:style-name="Standard"/>
      <text:p text:style-name="Standard"># Get encoded data and selected features</text:p>
      <text:p text:style-name="Standard">X_train_encoded, selected_features = select_features(X_train, y_train, k=50)</text:p>
      <text:p text:style-name="Standard"/>
      <text:p text:style-name="Standard"># Apply same encoding to test data</text:p>
      <text:p text:style-name="Standard">X_test_encoded = pd.get_dummies(X_test, drop_first=True)</text:p>
      <text:p text:style-name="Standard"/>
      <text:p text:style-name="Standard"># Ensure test has same columns as train</text:p>
      <text:p text:style-name="Standard">missing_cols = set(X_train_encoded.columns) - set(X_test_encoded.columns)</text:p>
      <text:p text:style-name="Standard">for col in missing_cols:</text:p>
      <text:p text:style-name="Standard"><text:s text:c="4"/>X_test_encoded[col] = 0</text:p>
      <text:p text:style-name="Standard">X_test_encoded = X_test_encoded[X_train_encoded.columns]</text:p>
      <text:p text:style-name="Standard"/>
      <text:p text:style-name="Standard"># Now filter both datasets</text:p>
      <text:p text:style-name="Standard">X_train = X_train_encoded[selected_features]</text:p>
      <text:p text:style-name="Standard">X_test = X_test_encoded[selected_features]</text:p>
      <text:p text:style-name="Standard"/>
      <text:p text:style-name="Standard"># Feature selection first (reduce to top 25 features)</text:p>
      <text:p text:style-name="Standard">selector = SelectKBest(mutual_info_regression, k=25)</text:p>
      <text:p text:style-name="Standard">X_train_selected = selector.fit_transform(X_train, y_train)</text:p>
      <text:p text:style-name="Standard">X_test_selected = selector.transform(X_test)</text:p>
      <text:p text:style-name="Standard">selected_features = X_train.columns[selector.get_support()]</text:p>
      <text:p text:style-name="Standard">X_train = pd.DataFrame(X_train_selected, columns=selected_features)</text:p>
      <text:p text:style-name="Standard">X_test = pd.DataFrame(X_test_selected, columns=selected_features)</text:p>
      <text:p text:style-name="Standard"/>
      <text:p text:style-name="Standard"># Robust scaling for most features</text:p>
      <text:p text:style-name="Standard"><text:soft-page-break/># Scale numeric features</text:p>
      <text:p text:style-name="Standard">numeric_cols = X_train.select_dtypes(include=['int64','float64']).columns</text:p>
      <text:p text:style-name="Standard">scaler = RobustScaler()</text:p>
      <text:p text:style-name="Standard">X_train[numeric_cols] = scaler.fit_transform(X_train[numeric_cols])</text:p>
      <text:p text:style-name="Standard">X_test[numeric_cols] = scaler.transform(X_test[numeric_cols])</text:p>
      <text:p text:style-name="Standard"/>
      <text:p text:style-name="Standard"># One-hot encoding for categoricals</text:p>
      <text:p text:style-name="Standard">X_train = pd.get_dummies(X_train, drop_first=True)</text:p>
      <text:p text:style-name="Standard">X_test = pd.get_dummies(X_test, drop_first=True)</text:p>
      <text:p text:style-name="Standard"/>
      <text:p text:style-name="Standard"># Ensure test has same columns as train</text:p>
      <text:p text:style-name="Standard">missing_cols = set(X_train.columns) - set(X_test.columns)</text:p>
      <text:p text:style-name="Standard">for col in missing_cols:</text:p>
      <text:p text:style-name="Standard"><text:s text:c="4"/>X_test[col] = 0</text:p>
      <text:p text:style-name="Standard">X_test = X_test[X_train.columns]</text:p>
      <text:p text:style-name="Standard"/>
      <text:p text:style-name="Standard">def xgb_objective(trial):</text:p>
      <text:p text:style-name="Standard"><text:s text:c="4"/>params = {</text:p>
      <text:p text:style-name="Standard"><text:s text:c="8"/>'n_estimators': trial.suggest_int('n_estimators', 100, 3000),</text:p>
      <text:p text:style-name="Standard"><text:s text:c="8"/>'learning_rate': trial.suggest_float('learning_rate', 0.001, 0.3, log=True),</text:p>
      <text:p text:style-name="Standard"><text:s text:c="8"/>'max_depth': trial.suggest_int('max_depth', 2, 12),</text:p>
      <text:p text:style-name="Standard"><text:s text:c="8"/>'subsample': trial.suggest_float('subsample', 0.6, 1.0),</text:p>
      <text:p text:style-name="Standard"><text:s text:c="8"/>'colsample_bytree': trial.suggest_float('colsample_bytree', 0.6, 1.0),</text:p>
      <text:p text:style-name="Standard"><text:s text:c="8"/>'gamma': trial.suggest_float('gamma', 0, 1),</text:p>
      <text:p text:style-name="Standard"><text:s text:c="8"/>'reg_alpha': trial.suggest_float('reg_alpha', 0, 10),</text:p>
      <text:p text:style-name="Standard"><text:s text:c="8"/>'reg_lambda': trial.suggest_float('reg_lambda', 0, 10),</text:p>
      <text:p text:style-name="Standard"><text:s text:c="8"/>'min_child_weight': trial.suggest_int('min_child_weight', 1, 20)</text:p>
      <text:p text:style-name="Standard"><text:s text:c="4"/>}</text:p>
      <text:p text:style-name="Standard"><text:s text:c="4"/></text:p>
      <text:p text:style-name="Standard"><text:s text:c="4"/>model = xgb.XGBRegressor(**params, random_state=42, n_jobs=-1)</text:p>
      <text:p text:style-name="Standard"><text:s text:c="4"/>score = cross_val_score(model, X_train, y_train, </text:p>
      <text:p text:style-name="Standard"><text:s text:c="26"/>scoring='neg_root_mean_squared_error',</text:p>
      <text:p text:style-name="Standard"><text:s text:c="26"/>cv=5, n_jobs=-1)</text:p>
      <text:p text:style-name="Standard"><text:s text:c="4"/>return np.mean(score)</text:p>
      <text:p text:style-name="Standard"/>
      <text:p text:style-name="Standard">xgb_study = optuna.create_study(direction='maximize')</text:p>
      <text:p text:style-name="Standard">xgb_study.optimize(xgb_objective, n_trials=100, timeout=3600)</text:p>
      <text:p text:style-name="Standard"/>
      <text:p text:style-name="Standard">best_xgb = xgb.XGBRegressor(**xgb_study.best_params, random_state=42, n_jobs=-1)</text:p>
      <text:p text:style-name="Standard">best_xgb.fit(X_train, y_train)</text:p>
      <text:p text:style-name="Standard"/>
      <text:p text:style-name="Standard">def lgbm_objective(trial):</text:p>
      <text:p text:style-name="Standard"><text:s text:c="4"/>params = {</text:p>
      <text:p text:style-name="Standard"><text:s text:c="8"/>'objective': 'regression',</text:p>
      <text:p text:style-name="Standard"><text:s text:c="8"/>'metric': 'rmse',</text:p>
      <text:p text:style-name="Standard"><text:s text:c="8"/>'boosting_type': trial.suggest_categorical('boosting_type', ['gbdt', 'dart', 'goss']),</text:p>
      <text:p text:style-name="Standard"><text:s text:c="8"/>'n_estimators': trial.suggest_int('n_estimators', 100, 2000),</text:p>
      <text:p text:style-name="Standard"><text:s text:c="8"/>'num_leaves': trial.suggest_int('num_leaves', 31, 256),</text:p>
      <text:p text:style-name="Standard"><text:s text:c="8"/>'max_depth': trial.suggest_int('max_depth', 3, 15),</text:p>
      <text:p text:style-name="Standard"><text:s text:c="8"/>'learning_rate': trial.suggest_float('learning_rate', 0.005, 0.2, log=True),</text:p>
      <text:p text:style-name="Standard"><text:s text:c="8"/>'min_child_samples': trial.suggest_int('min_child_samples', 5, 100),</text:p>
      <text:p text:style-name="Standard"><text:s text:c="8"/>'subsample': trial.suggest_float('subsample', 0.7, 1.0),</text:p>
      <text:p text:style-name="Standard"><text:soft-page-break/><text:s text:c="8"/>'colsample_bytree': trial.suggest_float('colsample_bytree', 0.7, 1.0),</text:p>
      <text:p text:style-name="Standard"><text:s text:c="8"/>'reg_alpha': trial.suggest_float('reg_alpha', 0.0, 10.0),</text:p>
      <text:p text:style-name="Standard"><text:s text:c="8"/>'reg_lambda': trial.suggest_float('reg_lambda', 0.0, 10.0),</text:p>
      <text:p text:style-name="Standard"><text:s text:c="8"/>'min_split_gain': trial.suggest_float('min_split_gain', 0.0, 1.0),</text:p>
      <text:p text:style-name="Standard"><text:s text:c="8"/>'min_child_weight': trial.suggest_float('min_child_weight', 1e-5, 1e2, log=True),</text:p>
      <text:p text:style-name="Standard"><text:s text:c="8"/>'random_state': 42,</text:p>
      <text:p text:style-name="Standard"><text:s text:c="8"/>'n_jobs': -1,</text:p>
      <text:p text:style-name="Standard"><text:s text:c="8"/>'verbosity': -1</text:p>
      <text:p text:style-name="Standard"><text:s text:c="4"/>}</text:p>
      <text:p text:style-name="Standard"><text:s text:c="4"/></text:p>
      <text:p text:style-name="Standard"><text:s text:c="4"/>model = lgb.LGBMRegressor(**params)</text:p>
      <text:p text:style-name="Standard"><text:s text:c="4"/>score = cross_val_score(</text:p>
      <text:p text:style-name="Standard"><text:s text:c="8"/>model, </text:p>
      <text:p text:style-name="Standard"><text:s text:c="8"/>X_train, </text:p>
      <text:p text:style-name="Standard"><text:s text:c="8"/>y_train, </text:p>
      <text:p text:style-name="Standard"><text:s text:c="8"/>scoring='neg_root_mean_squared_error',</text:p>
      <text:p text:style-name="Standard"><text:s text:c="8"/>cv=5, </text:p>
      <text:p text:style-name="Standard"><text:s text:c="8"/>n_jobs=-1</text:p>
      <text:p text:style-name="Standard"><text:s text:c="4"/>)</text:p>
      <text:p text:style-name="Standard"><text:s text:c="4"/>return np.mean(score)</text:p>
      <text:p text:style-name="Standard"/>
      <text:p text:style-name="Standard"># Run optimization</text:p>
      <text:p text:style-name="Standard">lgbm_study = optuna.create_study(direction='maximize')</text:p>
      <text:p text:style-name="Standard">lgbm_study.optimize(lgbm_objective, n_trials=50, timeout=1800)</text:p>
      <text:p text:style-name="Standard"/>
      <text:p text:style-name="Standard"># Train final model with early stopping</text:p>
      <text:p text:style-name="Standard">X_train_lgb, X_val_lgb, y_train_lgb, y_val_lgb = train_test_split(</text:p>
      <text:p text:style-name="Standard"><text:s text:c="4"/>X_train, y_train, test_size=0.2, random_state=42</text:p>
      <text:p text:style-name="Standard">)</text:p>
      <text:p text:style-name="Standard">best_lgbm = lgb.LGBMRegressor(**lgbm_study.best_params, random_state=42, n_jobs=-1, verbose=10)</text:p>
      <text:p text:style-name="Standard">best_lgbm.fit(</text:p>
      <text:p text:style-name="Standard"><text:s text:c="4"/>X_train_lgb, </text:p>
      <text:p text:style-name="Standard"><text:s text:c="4"/>y_train_lgb,</text:p>
      <text:p text:style-name="Standard"><text:s text:c="4"/>eval_set=[(X_val_lgb, y_val_lgb)],</text:p>
      <text:p text:style-name="Standard"><text:s text:c="4"/>eval_metric='rmse'</text:p>
      <text:p text:style-name="Standard">)</text:p>
      <text:p text:style-name="Standard"/>
      <text:p text:style-name="Standard">def catboost_objective(trial):</text:p>
      <text:p text:style-name="Standard"><text:s text:c="4"/>params = {</text:p>
      <text:p text:style-name="Standard"><text:s text:c="8"/>'iterations': trial.suggest_int('iterations', 500, 2000),</text:p>
      <text:p text:style-name="Standard"><text:s text:c="8"/>'depth': trial.suggest_int('depth', 4, 10),</text:p>
      <text:p text:style-name="Standard"><text:s text:c="8"/>'learning_rate': trial.suggest_float('learning_rate', 0.001, 0.3, log=True),</text:p>
      <text:p text:style-name="Standard"><text:s text:c="8"/>'l2_leaf_reg': trial.suggest_float('l2_leaf_reg', 1e-5, 10),</text:p>
      <text:p text:style-name="Standard"><text:s text:c="8"/>'random_strength': trial.suggest_float('random_strength', 1e-5, 10),</text:p>
      <text:p text:style-name="Standard"><text:s text:c="8"/>'bagging_temperature': trial.suggest_float('bagging_temperature', 0, 10),</text:p>
      <text:p text:style-name="Standard"><text:s text:c="8"/>'border_count': trial.suggest_int('border_count', 32, 255)</text:p>
      <text:p text:style-name="Standard"><text:s text:c="4"/>}</text:p>
      <text:p text:style-name="Standard"><text:s text:c="4"/></text:p>
      <text:p text:style-name="Standard"><text:s text:c="4"/>model = catboost.CatBoostRegressor(**params, random_state=42, verbose=0)</text:p>
      <text:p text:style-name="Standard"><text:s text:c="4"/>score = cross_val_score(model, X_train, y_train, </text:p>
      <text:p text:style-name="Standard"><text:s text:c="26"/>scoring='neg_root_mean_squared_error',</text:p>
      <text:p text:style-name="Standard"><text:soft-page-break/><text:s text:c="26"/>cv=5, n_jobs=-1)</text:p>
      <text:p text:style-name="Standard"><text:s text:c="4"/>return np.mean(score)</text:p>
      <text:p text:style-name="Standard"/>
      <text:p text:style-name="Standard">catboost_study = optuna.create_study(direction='maximize')</text:p>
      <text:p text:style-name="Standard">catboost_study.optimize(catboost_objective, n_trials=50, timeout=1800)</text:p>
      <text:p text:style-name="Standard"/>
      <text:p text:style-name="Standard">best_catboost = catboost.CatBoostRegressor(**catboost_study.best_params, random_state=42, verbose=0)</text:p>
      <text:p text:style-name="Standard">best_catboost.fit(X_train, y_train)</text:p>
      <text:p text:style-name="Standard"/>
      <text:p text:style-name="Standard"># Create a robust stacking model</text:p>
      <text:p text:style-name="Standard">stack = StackingRegressor(</text:p>
      <text:p text:style-name="Standard"><text:s text:c="4"/>estimators=[</text:p>
      <text:p text:style-name="Standard"><text:s text:c="8"/>('xgb', best_xgb),</text:p>
      <text:p text:style-name="Standard"><text:s text:c="8"/>('lgbm', best_lgbm),</text:p>
      <text:p text:style-name="Standard"><text:s text:c="8"/>('catboost', best_catboost)</text:p>
      <text:p text:style-name="Standard"><text:s text:c="4"/>],</text:p>
      <text:p text:style-name="Standard"><text:s text:c="4"/>final_estimator=make_pipeline(</text:p>
      <text:p text:style-name="Standard"><text:s text:c="8"/>RobustScaler(),</text:p>
      <text:p text:style-name="Standard"><text:s text:c="8"/>LassoCV(cv=5, random_state=42)</text:p>
      <text:p text:style-name="Standard"><text:s text:c="4"/>),</text:p>
      <text:p text:style-name="Standard"><text:s text:c="4"/>cv=5,</text:p>
      <text:p text:style-name="Standard"><text:s text:c="4"/>n_jobs=-1</text:p>
      <text:p text:style-name="Standard">)</text:p>
      <text:p text:style-name="Standard"/>
      <text:p text:style-name="Standard">stack.fit(X_train, y_train)</text:p>
      <text:p text:style-name="Standard"/>
      <text:p text:style-name="Standard">## Make Predictions</text:p>
      <text:p text:style-name="Standard"># Predict on test set</text:p>
      <text:p text:style-name="Standard">y_pred = stack.predict(X_test)</text:p>
      <text:p text:style-name="Standard">y_pred = np.expm1(y_pred) <text:s/># Reverse log transform</text:p>
      <text:p text:style-name="Standard"/>
      <text:p text:style-name="Standard"/>
      <text:p text:style-name="Standard">result = pd.DataFrame()</text:p>
      <text:p text:style-name="Standard">result['Id'] = test_id</text:p>
      <text:p text:style-name="Standard">result['SalePrice'] = y_pred</text:p>
      <text:p text:style-name="Standard">result.to_csv('submission.csv', index=False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17:09:33.853836403</meta:creation-date>
    <dc:date>2025-05-24T17:16:40.883182206</dc:date>
    <meta:editing-duration>PT7M9S</meta:editing-duration>
    <meta:editing-cycles>1</meta:editing-cycles>
    <meta:document-statistic meta:table-count="0" meta:image-count="0" meta:object-count="0" meta:page-count="7" meta:paragraph-count="301" meta:word-count="1027" meta:character-count="12001" meta:non-whitespace-character-count="10179"/>
    <meta:generator>LibreOffice/7.3.7.2$Linux_X86_64 LibreOffice_project/30$Build-2</meta:generator>
  </office:meta>
</office:document-meta>
</file>